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2.svm" manifest:media-type="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766cm" fo:min-width="0.516cm"/>
      <style:paragraph-properties style:writing-mode="lr-tb"/>
    </style:style>
    <style:style style:name="gr2" style:family="graphic" style:parent-style-name="standard">
      <style:graphic-properties draw:marker-start="Circle" draw:marker-start-width="0.3cm" draw:marker-end="Arrow" draw:marker-end-width="0.3cm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0.766cm" fo:min-width="0.516cm"/>
    </style:style>
    <style:style style:name="gr4" style:family="graphic" style:parent-style-name="standard">
      <style:graphic-properties draw:stroke="none" svg:stroke-color="#000000" draw:fill="none" draw:fill-color="#ffffff" fo:min-height="0.639cm"/>
      <style:paragraph-properties style:writing-mode="lr-tb"/>
    </style:style>
    <style:style style:name="co1" style:family="table-column">
      <style:table-column-properties style:column-width="1.695cm" style:use-optimal-column-width="false"/>
    </style:style>
    <style:style style:name="co2" style:family="table-column">
      <style:table-column-properties style:column-width="1.653cm" style:use-optimal-column-width="false"/>
    </style:style>
    <style:style style:name="co3" style:family="table-column">
      <style:table-column-properties style:column-width="1.838cm" style:use-optimal-column-width="false"/>
    </style:style>
    <style:style style:name="ro1" style:family="table-row">
      <style:table-row-properties style:row-height="0.785cm" style:use-optimal-row-height="false"/>
    </style:style>
    <style:style style:name="ce1" style:family="table-cell">
      <style:text-properties fo:font-size="12pt" style:font-size-asian="12pt" style:font-size-complex="12pt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text-properties fo:font-size="16pt" style:font-size-asian="16pt" style:font-size-complex="16pt"/>
    </style:style>
    <style:style style:name="P3" style:family="paragraph">
      <style:text-properties fo:font-size="12pt" style:font-size-asian="12pt" style:font-size-complex="12p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016cm" svg:height="1.016cm" svg:x="2.524cm" svg:y="2.905cm">
          <text:p text:style-name="P1">5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016cm" svg:height="1.016cm" svg:x="2.524cm" svg:y="3.921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016cm" svg:height="1.016cm" svg:x="2.524cm" svg:y="4.937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016cm" svg:height="1.016cm" svg:x="2.524cm" svg:y="5.953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016cm" svg:height="1.016cm" svg:x="2.524cm" svg:y="6.969cm">
          <text:p text:style-name="P1">5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3.794cm" svg:y1="3.413cm" svg:x2="5.826cm" svg:y2="5.191cm">
          <text:p/>
        </draw:line>
        <draw:line draw:style-name="gr2" draw:text-style-name="P1" draw:layer="layout" svg:x1="3.794cm" svg:y1="4.556cm" svg:x2="5.826cm" svg:y2="5.318cm">
          <text:p/>
        </draw:line>
        <draw:line draw:style-name="gr2" draw:text-style-name="P1" draw:layer="layout" svg:x1="3.794cm" svg:y1="5.445cm" svg:x2="5.826cm" svg:y2="5.445cm">
          <text:p/>
        </draw:line>
        <draw:line draw:style-name="gr2" draw:text-style-name="P1" draw:layer="layout" svg:x1="3.794cm" svg:y1="6.588cm" svg:x2="5.826cm" svg:y2="5.572cm">
          <text:p/>
        </draw:line>
        <draw:line draw:style-name="gr2" draw:text-style-name="P1" draw:layer="layout" svg:x1="3.794cm" svg:y1="7.604cm" svg:x2="5.826cm" svg:y2="5.699cm">
          <text:p/>
        </draw:line>
        <draw:custom-shape draw:style-name="gr3" draw:text-style-name="P1" draw:layer="layout" svg:width="1.016cm" svg:height="1.016cm" svg:x="5.953cm" svg:y="2.90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016cm" svg:height="1.016cm" svg:x="5.953cm" svg:y="3.92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016cm" svg:height="1.016cm" svg:x="5.953cm" svg:y="4.937cm">
          <text:p text:style-name="P1">3.8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016cm" svg:height="1.016cm" svg:x="5.953cm" svg:y="5.95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016cm" svg:height="1.016cm" svg:x="5.953cm" svg:y="6.96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016cm" svg:height="1.016cm" svg:x="9.636cm" svg:y="2.905cm">
          <text:p text:style-name="P1">5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016cm" svg:height="1.016cm" svg:x="9.636cm" svg:y="3.921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016cm" svg:height="1.016cm" svg:x="9.636cm" svg:y="4.937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016cm" svg:height="1.016cm" svg:x="9.636cm" svg:y="5.953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016cm" svg:height="1.016cm" svg:x="9.636cm" svg:y="6.969cm">
          <text:p text:style-name="P1">5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0.906cm" svg:y1="3.413cm" svg:x2="12.811cm" svg:y2="4.175cm">
          <text:p/>
        </draw:line>
        <draw:line draw:style-name="gr2" draw:text-style-name="P1" draw:layer="layout" svg:x1="10.906cm" svg:y1="4.556cm" svg:x2="12.811cm" svg:y2="4.429cm">
          <text:p/>
        </draw:line>
        <draw:line draw:style-name="gr2" draw:text-style-name="P1" draw:layer="layout" svg:x1="10.906cm" svg:y1="5.445cm" svg:x2="12.811cm" svg:y2="4.683cm">
          <text:p/>
        </draw:line>
        <draw:custom-shape draw:style-name="gr3" draw:text-style-name="P1" draw:layer="layout" svg:width="1.016cm" svg:height="1.016cm" svg:x="13.065cm" svg:y="2.9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016cm" svg:height="1.016cm" svg:x="13.065cm" svg:y="3.921cm">
          <text:p text:style-name="P1">3.5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016cm" svg:height="1.016cm" svg:x="13.065cm" svg:y="4.937cm">
          <text:p text:style-name="P1"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016cm" svg:height="1.016cm" svg:x="13.065cm" svg:y="5.95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016cm" svg:height="1.016cm" svg:x="13.065cm" svg:y="6.969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5.461cm" svg:height="0.889cm" svg:x="2.143cm" svg:y="2.143cm">
          <draw:text-box>
            <text:p><text:span text:style-name="T1">Figure 1: Moving Average Filter</text:span></text:p>
          </draw:text-box>
        </draw:frame>
        <draw:frame draw:style-name="gr4" draw:text-style-name="P2" draw:layer="layout" svg:width="5.461cm" svg:height="0.889cm" svg:x="9.128cm" svg:y="2.143cm">
          <draw:text-box>
            <text:p><text:span text:style-name="T1">Figure 2: Boundary Condition</text:span></text:p>
          </draw:text-box>
        </draw:frame>
        <draw:line draw:style-name="gr2" draw:text-style-name="P1" draw:layer="layout" svg:x1="10.906cm" svg:y1="6.461cm" svg:x2="12.938cm" svg:y2="4.81cm">
          <text:p/>
        </draw:line>
        <draw:frame draw:style-name="standard" draw:layer="layout" svg:width="5.185cm" svg:height="1.569cm" svg:x="9.496cm" svg:y="8.612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3">Index</text:p>
              </table:table-cell>
              <table:table-cell>
                <text:p text:style-name="P3">Width</text:p>
              </table:table-cell>
              <table:table-cell>
                <text:p text:style-name="P3">Range</text:p>
              </table:table-cell>
            </table:table-row>
            <table:table-row table:style-name="ro1" table:default-cell-style-name="ce1">
              <table:table-cell>
                <text:p text:style-name="P3">2</text:p>
              </table:table-cell>
              <table:table-cell>
                <text:p text:style-name="P3">5</text:p>
              </table:table-cell>
              <table:table-cell>
                <text:p text:style-name="P3">1:4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5.185cm" svg:height="1.569cm" svg:x="2.242cm" svg:y="8.573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3">Index</text:p>
              </table:table-cell>
              <table:table-cell>
                <text:p text:style-name="P3">Width</text:p>
              </table:table-cell>
              <table:table-cell>
                <text:p text:style-name="P3">Range</text:p>
              </table:table-cell>
            </table:table-row>
            <table:table-row table:style-name="ro1" table:default-cell-style-name="ce1">
              <table:table-cell>
                <text:p text:style-name="P3">3</text:p>
              </table:table-cell>
              <table:table-cell>
                <text:p text:style-name="P3">5</text:p>
              </table:table-cell>
              <table:table-cell>
                <text:p text:style-name="P3">1:5</text:p>
              </table:table-cell>
            </table:table-row>
          </table:table>
          <draw:image xlink:href="Pictures/TablePreview2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8T16:52:30.112247078</meta:creation-date>
    <dc:date>2021-03-18T18:03:57.507224325</dc:date>
    <meta:editing-duration>PT1H1M16S</meta:editing-duration>
    <meta:editing-cycles>2</meta:editing-cycles>
    <meta:generator>LibreOffice/6.4.6.2$Linux_X86_64 LibreOffice_project/40$Build-2</meta:generator>
    <meta:document-statistic meta:object-count="33"/>
  </office:meta>
</office:document-meta>
</file>